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latform </text:p>
          </table:table-cell>
          <table:table-cell office:value-type="string" calcext:value-type="string">
            <text:p>Compiler</text:p>
          </table:table-cell>
          <table:table-cell office:value-type="string" calcext:value-type="string">
            <text:p><text:s/>Opt.</text:p>
          </table:table-cell>
          <table:table-cell office:value-type="string" calcext:value-type="string">
            <text:p>Ref. </text:p>
          </table:table-cell>
          <table:table-cell office:value-type="string" calcext:value-type="string">
            <text:p>bs32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bs32x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SiFive</text:p>
          </table:table-cell>
          <table:table-cell office:value-type="string" calcext:value-type="string">
            <text:p>Clang-10</text:p>
          </table:table-cell>
          <table:table-cell office:value-type="string" calcext:value-type="string">
            <text:p>-O3</text:p>
          </table:table-cell>
          <table:table-cell office:value-type="float" office:value="121651" calcext:value-type="float">
            <text:p>121651</text:p>
          </table:table-cell>
          <table:table-cell office:value-type="float" office:value="59368" calcext:value-type="float">
            <text:p>59368</text:p>
          </table:table-cell>
          <table:table-cell table:style-name="ce1" table:formula="of:=([.E2]-[.D2])/[.D2]" office:value-type="percentage" office:value="-0.511980994813031" calcext:value-type="percentage">
            <text:p>-51.20%</text:p>
          </table:table-cell>
          <table:table-cell office:value-type="float" office:value="68792" calcext:value-type="float">
            <text:p>68792</text:p>
          </table:table-cell>
          <table:table-cell table:style-name="ce1" table:formula="of:=([.G2]-[.D2])/[.D2]" office:value-type="percentage" office:value="-0.434513485298107" calcext:value-type="percentage">
            <text:p>-43.45%</text:p>
          </table:table-cell>
        </table:table-row>
        <table:table-row table:style-name="ro1">
          <table:table-cell office:value-type="string" calcext:value-type="string">
            <text:p>SiFive</text:p>
          </table:table-cell>
          <table:table-cell office:value-type="string" calcext:value-type="string">
            <text:p>Clang-10</text:p>
          </table:table-cell>
          <table:table-cell office:value-type="string" calcext:value-type="string">
            <text:p>-O2</text:p>
          </table:table-cell>
          <table:table-cell office:value-type="float" office:value="177689" calcext:value-type="float">
            <text:p>177689</text:p>
          </table:table-cell>
          <table:table-cell office:value-type="float" office:value="61328" calcext:value-type="float">
            <text:p>61328</text:p>
          </table:table-cell>
          <table:table-cell table:style-name="ce1" table:formula="of:=([.E3]-[.D3])/[.D3]" office:value-type="percentage" office:value="-0.65485764453624" calcext:value-type="percentage">
            <text:p>-65.49%</text:p>
          </table:table-cell>
          <table:table-cell office:value-type="float" office:value="71618" calcext:value-type="float">
            <text:p>71618</text:p>
          </table:table-cell>
          <table:table-cell table:style-name="ce1" table:formula="of:=([.G3]-[.D3])/[.D3]" office:value-type="percentage" office:value="-0.596947475645651" calcext:value-type="percentage">
            <text:p>-59.69%</text:p>
          </table:table-cell>
        </table:table-row>
        <table:table-row table:style-name="ro1">
          <table:table-cell office:value-type="string" calcext:value-type="string">
            <text:p>SiFive</text:p>
          </table:table-cell>
          <table:table-cell office:value-type="string" calcext:value-type="string">
            <text:p>Clang-10</text:p>
          </table:table-cell>
          <table:table-cell office:value-type="string" calcext:value-type="string">
            <text:p>-Os</text:p>
          </table:table-cell>
          <table:table-cell office:value-type="float" office:value="195660" calcext:value-type="float">
            <text:p>195660</text:p>
          </table:table-cell>
          <table:table-cell office:value-type="float" office:value="65941" calcext:value-type="float">
            <text:p>65941</text:p>
          </table:table-cell>
          <table:table-cell table:style-name="ce1" table:formula="of:=([.E4]-[.D4])/[.D4]" office:value-type="percentage" office:value="-0.662981702954104" calcext:value-type="percentage">
            <text:p>-66.30%</text:p>
          </table:table-cell>
          <table:table-cell office:value-type="float" office:value="74082" calcext:value-type="float">
            <text:p>74082</text:p>
          </table:table-cell>
          <table:table-cell table:style-name="ce1" table:formula="of:=([.G4]-[.D4])/[.D4]" office:value-type="percentage" office:value="-0.621373811714198" calcext:value-type="percentage">
            <text:p>-62.14%</text:p>
          </table:table-cell>
        </table:table-row>
        <table:table-row table:style-name="ro1">
          <table:table-cell office:value-type="string" calcext:value-type="string">
            <text:p>SiFive</text:p>
          </table:table-cell>
          <table:table-cell office:value-type="string" calcext:value-type="string">
            <text:p>Clang-9</text:p>
          </table:table-cell>
          <table:table-cell office:value-type="string" calcext:value-type="string">
            <text:p>-O3</text:p>
          </table:table-cell>
          <table:table-cell office:value-type="float" office:value="106665" calcext:value-type="float">
            <text:p>106665</text:p>
          </table:table-cell>
          <table:table-cell office:value-type="float" office:value="62743" calcext:value-type="float">
            <text:p>62743</text:p>
          </table:table-cell>
          <table:table-cell table:style-name="ce1" table:formula="of:=([.E5]-[.D5])/[.D5]" office:value-type="percentage" office:value="-0.41177518398725" calcext:value-type="percentage">
            <text:p>-41.18%</text:p>
          </table:table-cell>
          <table:table-cell office:value-type="float" office:value="91511" calcext:value-type="float">
            <text:p>91511</text:p>
          </table:table-cell>
          <table:table-cell table:style-name="ce1" table:formula="of:=([.G5]-[.D5])/[.D5]" office:value-type="percentage" office:value="-0.142070969858904" calcext:value-type="percentage">
            <text:p>-14.21%</text:p>
          </table:table-cell>
        </table:table-row>
        <table:table-row table:style-name="ro1">
          <table:table-cell office:value-type="string" calcext:value-type="string">
            <text:p>SiFive</text:p>
          </table:table-cell>
          <table:table-cell office:value-type="string" calcext:value-type="string">
            <text:p>Clang-9</text:p>
          </table:table-cell>
          <table:table-cell office:value-type="string" calcext:value-type="string">
            <text:p>-O2</text:p>
          </table:table-cell>
          <table:table-cell office:value-type="float" office:value="170514" calcext:value-type="float">
            <text:p>170514</text:p>
          </table:table-cell>
          <table:table-cell office:value-type="float" office:value="64582" calcext:value-type="float">
            <text:p>64582</text:p>
          </table:table-cell>
          <table:table-cell table:style-name="ce1" table:formula="of:=([.E6]-[.D6])/[.D6]" office:value-type="percentage" office:value="-0.621251040970243" calcext:value-type="percentage">
            <text:p>-62.13%</text:p>
          </table:table-cell>
          <table:table-cell office:value-type="float" office:value="78694" calcext:value-type="float">
            <text:p>78694</text:p>
          </table:table-cell>
          <table:table-cell table:style-name="ce1" table:formula="of:=([.G6]-[.D6])/[.D6]" office:value-type="percentage" office:value="-0.538489508192876" calcext:value-type="percentage">
            <text:p>-53.85%</text:p>
          </table:table-cell>
        </table:table-row>
        <table:table-row table:style-name="ro1">
          <table:table-cell office:value-type="string" calcext:value-type="string">
            <text:p>SiFive</text:p>
          </table:table-cell>
          <table:table-cell office:value-type="string" calcext:value-type="string">
            <text:p>Clang-9</text:p>
          </table:table-cell>
          <table:table-cell office:value-type="string" calcext:value-type="string">
            <text:p>-Os</text:p>
          </table:table-cell>
          <table:table-cell office:value-type="float" office:value="208402" calcext:value-type="float">
            <text:p>208402</text:p>
          </table:table-cell>
          <table:table-cell office:value-type="float" office:value="68654" calcext:value-type="float">
            <text:p>68654</text:p>
          </table:table-cell>
          <table:table-cell table:style-name="ce1" table:formula="of:=([.E7]-[.D7])/[.D7]" office:value-type="percentage" office:value="-0.670569380332242" calcext:value-type="percentage">
            <text:p>-67.06%</text:p>
          </table:table-cell>
          <table:table-cell office:value-type="float" office:value="80030" calcext:value-type="float">
            <text:p>80030</text:p>
          </table:table-cell>
          <table:table-cell table:style-name="ce1" table:formula="of:=([.G7]-[.D7])/[.D7]" office:value-type="percentage" office:value="-0.615982572144221" calcext:value-type="percentage">
            <text:p>-61.60%</text:p>
          </table:table-cell>
        </table:table-row>
        <table:table-row table:style-name="ro1">
          <table:table-cell office:value-type="string" calcext:value-type="string">
            <text:p>SiFiv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-O3</text:p>
          </table:table-cell>
          <table:table-cell office:value-type="float" office:value="151428" calcext:value-type="float">
            <text:p>151428</text:p>
          </table:table-cell>
          <table:table-cell office:value-type="float" office:value="60817" calcext:value-type="float">
            <text:p>60817</text:p>
          </table:table-cell>
          <table:table-cell table:style-name="ce1" table:formula="of:=([.E8]-[.D8])/[.D8]" office:value-type="percentage" office:value="-0.598376786327496" calcext:value-type="percentage">
            <text:p>-59.84%</text:p>
          </table:table-cell>
          <table:table-cell office:value-type="float" office:value="5210541" calcext:value-type="float">
            <text:p>5210541</text:p>
          </table:table-cell>
          <table:table-cell table:style-name="ce1" table:formula="of:=([.G8]-[.D8])/[.D8]" office:value-type="percentage" office:value="33.4093628655202" calcext:value-type="percentage">
            <text:p>3340.94%</text:p>
          </table:table-cell>
        </table:table-row>
        <table:table-row table:style-name="ro1">
          <table:table-cell office:value-type="string" calcext:value-type="string">
            <text:p>SiFiv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-O2</text:p>
          </table:table-cell>
          <table:table-cell office:value-type="float" office:value="167985" calcext:value-type="float">
            <text:p>167985</text:p>
          </table:table-cell>
          <table:table-cell office:value-type="float" office:value="63991" calcext:value-type="float">
            <text:p>63991</text:p>
          </table:table-cell>
          <table:table-cell table:style-name="ce1" table:formula="of:=([.E9]-[.D9])/[.D9]" office:value-type="percentage" office:value="-0.619067178617138" calcext:value-type="percentage">
            <text:p>-61.91%</text:p>
          </table:table-cell>
          <table:table-cell office:value-type="float" office:value="306695" calcext:value-type="float">
            <text:p>306695</text:p>
          </table:table-cell>
          <table:table-cell table:style-name="ce1" table:formula="of:=([.G9]-[.D9])/[.D9]" office:value-type="percentage" office:value="0.825728487662589" calcext:value-type="percentage">
            <text:p>82.57%</text:p>
          </table:table-cell>
        </table:table-row>
        <table:table-row table:style-name="ro1">
          <table:table-cell office:value-type="string" calcext:value-type="string">
            <text:p>SiFiv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-Os</text:p>
          </table:table-cell>
          <table:table-cell office:value-type="float" office:value="183464" calcext:value-type="float">
            <text:p>183464</text:p>
          </table:table-cell>
          <table:table-cell office:value-type="float" office:value="65469" calcext:value-type="float">
            <text:p>65469</text:p>
          </table:table-cell>
          <table:table-cell table:style-name="ce1" table:formula="of:=([.E10]-[.D10])/[.D10]" office:value-type="percentage" office:value="-0.643150699864824" calcext:value-type="percentage">
            <text:p>-64.32%</text:p>
          </table:table-cell>
          <table:table-cell office:value-type="float" office:value="138187" calcext:value-type="float">
            <text:p>138187</text:p>
          </table:table-cell>
          <table:table-cell table:style-name="ce1" table:formula="of:=([.G10]-[.D10])/[.D10]" office:value-type="percentage" office:value="-0.24678956089478" calcext:value-type="percentage">
            <text:p>-24.68%</text:p>
          </table:table-cell>
        </table:table-row>
        <table:table-row table:style-name="ro1">
          <table:table-cell office:value-type="string" calcext:value-type="string">
            <text:p>riscvOPVsim</text:p>
          </table:table-cell>
          <table:table-cell office:value-type="string" calcext:value-type="string">
            <text:p>Clang-10</text:p>
          </table:table-cell>
          <table:table-cell office:value-type="string" calcext:value-type="string">
            <text:p>-O3</text:p>
          </table:table-cell>
          <table:table-cell office:value-type="float" office:value="93184" calcext:value-type="float">
            <text:p>93184</text:p>
          </table:table-cell>
          <table:table-cell office:value-type="float" office:value="55154" calcext:value-type="float">
            <text:p>55154</text:p>
          </table:table-cell>
          <table:table-cell table:style-name="ce1" table:formula="of:=([.E11]-[.D11])/[.D11]" office:value-type="percentage" office:value="-0.408117273351648" calcext:value-type="percentage">
            <text:p>-40.81%</text:p>
          </table:table-cell>
          <table:table-cell office:value-type="float" office:value="61077" calcext:value-type="float">
            <text:p>61077</text:p>
          </table:table-cell>
          <table:table-cell table:style-name="ce1" table:formula="of:=([.G11]-[.D11])/[.D11]" office:value-type="percentage" office:value="-0.344554859203297" calcext:value-type="percentage">
            <text:p>-34.46%</text:p>
          </table:table-cell>
        </table:table-row>
        <table:table-row table:style-name="ro1">
          <table:table-cell office:value-type="string" calcext:value-type="string">
            <text:p>riscvOPVsim</text:p>
          </table:table-cell>
          <table:table-cell office:value-type="string" calcext:value-type="string">
            <text:p>Clang-9</text:p>
          </table:table-cell>
          <table:table-cell office:value-type="string" calcext:value-type="string">
            <text:p>-O3</text:p>
          </table:table-cell>
          <table:table-cell office:value-type="float" office:value="96540" calcext:value-type="float">
            <text:p>96540</text:p>
          </table:table-cell>
          <table:table-cell office:value-type="float" office:value="55617" calcext:value-type="float">
            <text:p>55617</text:p>
          </table:table-cell>
          <table:table-cell table:style-name="ce1" table:formula="of:=([.E12]-[.D12])/[.D12]" office:value-type="percentage" office:value="-0.423896830329397" calcext:value-type="percentage">
            <text:p>-42.39%</text:p>
          </table:table-cell>
          <table:table-cell office:value-type="float" office:value="63767" calcext:value-type="float">
            <text:p>63767</text:p>
          </table:table-cell>
          <table:table-cell table:style-name="ce1" table:formula="of:=([.G12]-[.D12])/[.D12]" office:value-type="percentage" office:value="-0.339475864926455" calcext:value-type="percentage">
            <text:p>-33.95%</text:p>
          </table:table-cell>
        </table:table-row>
        <table:table-row table:style-name="ro1">
          <table:table-cell office:value-type="string" calcext:value-type="string">
            <text:p>riscvOPVsim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-O3</text:p>
          </table:table-cell>
          <table:table-cell office:value-type="float" office:value="145734" calcext:value-type="float">
            <text:p>145734</text:p>
          </table:table-cell>
          <table:table-cell office:value-type="float" office:value="57366" calcext:value-type="float">
            <text:p>57366</text:p>
          </table:table-cell>
          <table:table-cell table:style-name="ce1" table:formula="of:=([.E13]-[.D13])/[.D13]" office:value-type="percentage" office:value="-0.606365021203014" calcext:value-type="percentage">
            <text:p>-60.64%</text:p>
          </table:table-cell>
          <table:table-cell office:value-type="float" office:value="75646" calcext:value-type="float">
            <text:p>75646</text:p>
          </table:table-cell>
          <table:table-cell table:style-name="ce1" table:formula="of:=([.G13]-[.D13])/[.D13]" office:value-type="percentage" office:value="-0.48093101129455" calcext:value-type="percentage">
            <text:p>-48.09%</text:p>
          </table:table-cell>
        </table:table-row>
        <table:table-row table:style-name="ro1" table:number-rows-repeated="41">
          <table:table-cell table:number-columns-repeated="8"/>
        </table:table-row>
        <table:table-row table:style-name="ro1">
          <table:table-cell office:value-type="string" calcext:value-type="string">
            <text:p>VexRiscv GCC -O2 DNF DNF DNF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3:27:29.978609805</meta:creation-date>
    <dc:date>2020-06-22T13:38:49.360249496</dc:date>
    <meta:editing-duration>PT1M6S</meta:editing-duration>
    <meta:editing-cycles>1</meta:editing-cycles>
    <meta:document-statistic meta:table-count="1" meta:cell-count="105" meta:object-count="0"/>
    <meta:generator>LibreOffice/6.4.5.1$Linux_X86_64 LibreOffice_project/40$Build-1</meta:generator>
  </office:meta>
</office:document-meta>
</file>